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a26d1" officeooo:paragraph-rsid="001a26d1"/>
    </style:style>
    <style:style style:name="P2" style:family="paragraph" style:parent-style-name="Standard">
      <style:text-properties officeooo:rsid="001b4798" officeooo:paragraph-rsid="001b4798"/>
    </style:style>
    <style:style style:name="P3" style:family="paragraph" style:parent-style-name="Standard">
      <style:text-properties officeooo:rsid="001c45f4" officeooo:paragraph-rsid="001c45f4"/>
    </style:style>
    <style:style style:name="P4" style:family="paragraph" style:parent-style-name="Standard">
      <style:text-properties officeooo:rsid="001c45f4" officeooo:paragraph-rsid="001cdba0"/>
    </style:style>
    <style:style style:name="P5" style:family="paragraph" style:parent-style-name="Standard">
      <style:text-properties officeooo:rsid="0020225e" officeooo:paragraph-rsid="0020225e"/>
    </style:style>
    <style:style style:name="P6" style:family="paragraph" style:parent-style-name="Standard">
      <style:text-properties officeooo:rsid="0020f9e5" officeooo:paragraph-rsid="0020f9e5"/>
    </style:style>
    <style:style style:name="P7" style:family="paragraph" style:parent-style-name="Standard">
      <style:text-properties officeooo:rsid="002237e1" officeooo:paragraph-rsid="002237e1"/>
    </style:style>
    <style:style style:name="P8" style:family="paragraph" style:parent-style-name="Standard">
      <style:text-properties officeooo:rsid="0023aeda" officeooo:paragraph-rsid="0023aeda"/>
    </style:style>
    <style:style style:name="P9" style:family="paragraph" style:parent-style-name="Standard">
      <style:text-properties officeooo:rsid="00243751" officeooo:paragraph-rsid="00243751"/>
    </style:style>
    <style:style style:name="P10" style:family="paragraph" style:parent-style-name="Standard">
      <style:text-properties officeooo:rsid="0024bca3" officeooo:paragraph-rsid="0024bca3"/>
    </style:style>
    <style:style style:name="P11" style:family="paragraph" style:parent-style-name="Standard">
      <style:text-properties officeooo:rsid="0026d4b4" officeooo:paragraph-rsid="0026d4b4"/>
    </style:style>
    <style:style style:name="P12" style:family="paragraph" style:parent-style-name="Standard">
      <style:text-properties officeooo:rsid="0027f60a" officeooo:paragraph-rsid="0027f60a"/>
    </style:style>
    <style:style style:name="P13" style:family="paragraph" style:parent-style-name="Standard">
      <style:text-properties officeooo:rsid="00298c25" officeooo:paragraph-rsid="00298c25"/>
    </style:style>
    <style:style style:name="P14" style:family="paragraph" style:parent-style-name="Standard">
      <style:text-properties officeooo:rsid="002accd7" officeooo:paragraph-rsid="002accd7"/>
    </style:style>
    <style:style style:name="P15" style:family="paragraph" style:parent-style-name="Standard">
      <style:text-properties officeooo:rsid="002d5c39" officeooo:paragraph-rsid="002d5c39"/>
    </style:style>
    <style:style style:name="P16" style:family="paragraph" style:parent-style-name="Standard">
      <style:text-properties officeooo:rsid="002ff1fb" officeooo:paragraph-rsid="002ff1fb"/>
    </style:style>
    <style:style style:name="P17" style:family="paragraph" style:parent-style-name="Standard">
      <style:text-properties officeooo:rsid="002ee08f" officeooo:paragraph-rsid="002ee08f"/>
    </style:style>
    <style:style style:name="P18" style:family="paragraph" style:parent-style-name="Standard">
      <style:text-properties officeooo:rsid="00316865" officeooo:paragraph-rsid="00316865"/>
    </style:style>
    <style:style style:name="P19" style:family="paragraph" style:parent-style-name="Standard">
      <style:text-properties officeooo:rsid="00348984" officeooo:paragraph-rsid="00348984"/>
    </style:style>
    <style:style style:name="P20" style:family="paragraph" style:parent-style-name="Standard">
      <style:text-properties officeooo:rsid="0034ee88" officeooo:paragraph-rsid="0034ee88"/>
    </style:style>
    <style:style style:name="P21" style:family="paragraph" style:parent-style-name="Standard">
      <style:text-properties officeooo:rsid="00353f13" officeooo:paragraph-rsid="00353f13"/>
    </style:style>
    <style:style style:name="P22" style:family="paragraph" style:parent-style-name="Standard" style:list-style-name="L2">
      <style:text-properties officeooo:rsid="002ee08f" officeooo:paragraph-rsid="002ee08f"/>
    </style:style>
    <style:style style:name="P23" style:family="paragraph" style:parent-style-name="Standard" style:list-style-name="L3">
      <style:text-properties officeooo:rsid="0034ee88" officeooo:paragraph-rsid="0034ee88"/>
    </style:style>
    <style:style style:name="P24" style:family="paragraph" style:parent-style-name="Standard" style:list-style-name="L3">
      <style:text-properties officeooo:rsid="0034ee88" officeooo:paragraph-rsid="00353f13"/>
    </style:style>
    <style:style style:name="P25" style:family="paragraph" style:parent-style-name="Standard">
      <style:text-properties style:font-name="Courier 10 Pitch"/>
    </style:style>
    <style:style style:name="P26" style:family="paragraph" style:parent-style-name="Standard">
      <style:text-properties style:font-name="Courier 10 Pitch" fo:font-size="10.5pt" style:font-size-asian="10.5pt" style:font-size-complex="10.5pt"/>
    </style:style>
    <style:style style:name="P27" style:family="paragraph" style:parent-style-name="Standard">
      <style:text-properties style:font-name="Courier 10 Pitch" fo:font-size="10.5pt" officeooo:rsid="001a26d1" officeooo:paragraph-rsid="001a26d1" style:font-size-asian="10.5pt" style:font-size-complex="10.5pt"/>
    </style:style>
    <style:style style:name="P28" style:family="paragraph" style:parent-style-name="Standard">
      <style:text-properties style:font-name="Courier 10 Pitch" fo:font-size="10.5pt" officeooo:rsid="0024bca3" officeooo:paragraph-rsid="0024bca3" style:font-size-asian="10.5pt" style:font-size-complex="10.5pt"/>
    </style:style>
    <style:style style:name="P29" style:family="paragraph" style:parent-style-name="Standard">
      <style:text-properties style:font-name="Courier 10 Pitch" fo:font-size="10.5pt" officeooo:rsid="0026d4b4" officeooo:paragraph-rsid="0026d4b4" style:font-size-asian="10.5pt" style:font-size-complex="10.5pt"/>
    </style:style>
    <style:style style:name="P30" style:family="paragraph" style:parent-style-name="Standard">
      <style:text-properties style:font-name="Courier 10 Pitch" fo:font-size="10.5pt" officeooo:rsid="0027f60a" officeooo:paragraph-rsid="0027f60a" style:font-size-asian="10.5pt" style:font-size-complex="10.5pt"/>
    </style:style>
    <style:style style:name="P31" style:family="paragraph" style:parent-style-name="Standard">
      <style:text-properties style:font-name="Courier 10 Pitch" fo:font-size="10.5pt" officeooo:rsid="00298c25" officeooo:paragraph-rsid="00298c25" style:font-size-asian="10.5pt" style:font-size-complex="10.5pt"/>
    </style:style>
    <style:style style:name="P32" style:family="paragraph" style:parent-style-name="Standard">
      <style:text-properties style:font-name="Courier 10 Pitch" fo:font-size="10.5pt" officeooo:rsid="00353f13" officeooo:paragraph-rsid="00353f13" style:font-size-asian="10.5pt" style:font-size-complex="10.5pt"/>
    </style:style>
    <style:style style:name="P33" style:family="paragraph" style:parent-style-name="Standard">
      <style:text-properties officeooo:rsid="0020225e" officeooo:paragraph-rsid="0020225e"/>
    </style:style>
    <style:style style:name="P34" style:family="paragraph" style:parent-style-name="Standard">
      <style:text-properties officeooo:rsid="0024bca3" officeooo:paragraph-rsid="0024bca3"/>
    </style:style>
    <style:style style:name="P35" style:family="paragraph" style:parent-style-name="Standard">
      <style:text-properties officeooo:rsid="00298c25" officeooo:paragraph-rsid="00298c25"/>
    </style:style>
    <style:style style:name="P36" style:family="paragraph" style:parent-style-name="Standard" style:list-style-name="L1">
      <style:paragraph-properties fo:margin-top="0cm" fo:margin-bottom="0.199cm" style:contextual-spacing="false"/>
      <style:text-properties officeooo:rsid="002accd7" officeooo:paragraph-rsid="002accd7"/>
    </style:style>
    <style:style style:name="T1" style:family="text">
      <style:text-properties officeooo:rsid="001e4b67"/>
    </style:style>
    <style:style style:name="T2" style:family="text">
      <style:text-properties fo:font-weight="bold" style:font-weight-asian="bold" style:font-weight-complex="bold"/>
    </style:style>
    <style:style style:name="T3" style:family="text">
      <style:text-properties officeooo:rsid="00377313"/>
    </style:style>
    <style:style style:name="T4" style:family="text">
      <style:text-properties style:font-name="Courier 10 Pitch"/>
    </style:style>
    <style:style style:name="T5" style:family="text">
      <style:text-properties style:font-name="Courier 10 Pitch" fo:font-size="10.5pt" style:font-size-asian="10.5pt" style:font-size-complex="10.5pt"/>
    </style:style>
    <style:style style:name="T6" style:family="text">
      <style:text-properties officeooo:rsid="003b1a02"/>
    </style:style>
    <style:style style:name="T7" style:family="text">
      <style:text-properties officeooo:rsid="003cbb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as tema 3</text:h>
      <text:p text:style-name="P18"/>
      <text:p text:style-name="P1">Justo antes de que un objeto sea eliminado por el recolector de basura, se ejecuta su método finalize(). Si queremos forzar que se ejecute el proceso de finalización de todos los objetos del programa podemos utilizar el método runFinalization() de la clase System. La clase </text:p>
      <text:p text:style-name="P1">System forma parte de la Biblioteca de Clases de Java y contiene diversas clases para la entrada y salida de información, acceso a variables de entorno del programa y otros métodos de diversa utilidad. Para forzar el proceso de finalización ejecutaríamos: </text:p>
      <text:p text:style-name="P1"/>
      <text:p text:style-name="P27">System.runFinalization();</text:p>
      <text:p text:style-name="P1"/>
      <text:p text:style-name="P2">En el lenguaje Java, todas las variables se pasan por valor a un método, excepto los objetos que se pasan por referencia. </text:p>
      <text:p text:style-name="P2"/>
      <text:p text:style-name="P3">Un método tiene cabecera y cuerpo. Siempre se devolverá un valor de retorno aunque sea <text:span text:style-name="T5">void</text:span>.</text:p>
      <text:p text:style-name="P3"/>
      <text:p text:style-name="P3">Un constructor es un método especial con el mismo nombre de la clase y que no devuelve ningún </text:p>
      <text:p text:style-name="P4">valor tras su ejecución. <text:span text:style-name="T1">Se llama igual que la clase y es invocado automáticamente en la creación de un objeto.</text:span></text:p>
      <text:p text:style-name="P3"/>
      <text:p text:style-name="P3">La cabecera tiene una lista de parámetros. Cuando instanciamos pasamos una lista de argumentos que deben coincidir con la lista de parámetros.</text:p>
      <text:p text:style-name="P3"/>
      <text:p text:style-name="P5">El constructor por defecto es aquél que no tiene argumentos o parámetros. Cuando creamos un objeto llamando al nombre de la clase sin argumentos, estamos utilizando el constructor por defecto.</text:p>
      <text:p text:style-name="P5"/>
      <text:p text:style-name="P5">Es necesario que toda clase tenga al menos un constructor. Si no definimos constructores para una clase, y sólo en ese caso, el compilador crea un constructor por defecto vacío, que inicializa los atributos a sus valores por defecto, según del tipo que sean: 0 para los tipos numéricos, false para los boolean y null para los tipo carácter y las referencias. Dicho constructor lo que hace es llamar al constructor sin argumentos de la superclase (clase de la cual hereda); si la superclase no tiene constructor sin argumentos se produce un error de compilación. </text:p>
      <text:p text:style-name="P3"/>
      <text:p text:style-name="P6">Cuando definimos constructores personalizados, el constructor por defecto deja de existir, y si no definimos nosotros un constructor sin argumentos cuando intentemos utilizar el constructor por defecto nos dará un error de compilación. </text:p>
      <text:p text:style-name="P6"/>
      <text:p text:style-name="P7">'<text:span text:style-name="T5">this</text:span>' sirve para referirse a <text:s/>un objeto cuando estamos dentro de él, <text:span text:style-name="T6">a sus atributos y métodos.</text:span></text:p>
      <text:p text:style-name="P7"/>
      <text:p text:style-name="P8">Los métodos estáticos son aquellos métodos definidos para una clase que se pueden usar </text:p>
      <text:p text:style-name="P8">directamente, sin necesidad de crear un objeto de dicha clase. También se llaman métodos de clase.</text:p>
      <text:p text:style-name="P8"/>
      <text:p text:style-name="P9">Las clases de un mismo paquete tienen un acceso privilegiado a los atributos y métodos de otras </text:p>
      <text:p text:style-name="P9">clases de dicho paquete. Es por ello por lo que se considera que los paquetes son también, en cierto modo, unidades de encapsulación y ocultación de información.</text:p>
      <text:p text:style-name="P9"/>
      <text:p text:style-name="P10">Podemos utilizar una clase sin sentencia import al inicio, en cuyo caso cada vez que queramos usarla debemos indicar su ruta completa:</text:p>
      <text:p text:style-name="P28"><text:line-break/>java.util.Scanner teclado = new java.util.Scanner (System.in);</text:p>
      <text:p text:style-name="P10"><text:soft-page-break/></text:p>
      <text:p text:style-name="P11">Para compilar la clase Bienvenida.java que está en el paquete ejemplos debemos situarnos en el directorio padre del paquete y compilar desde ahí:<text:line-break/></text:p>
      <text:p text:style-name="P29">$ cd /&lt;directorio_usuario&gt;/Proyecto_Bienvenida </text:p>
      <text:p text:style-name="P29">$ javac ejemplos/Bienvenida.java</text:p>
      <text:p text:style-name="P11"/>
      <text:p text:style-name="P12">Para ejecutar la clase compilada, lo mismo:</text:p>
      <text:p text:style-name="P12"><text:line-break/><text:span text:style-name="T5">$ cd /&lt;directorio_usuario&gt;/Proyecto_Bienvenida </text:span></text:p>
      <text:p text:style-name="P30">$ java ejemplos/Bienvenida</text:p>
      <text:p text:style-name="P12"/>
      <text:p text:style-name="P13">un paquete, en vez de clases, también puede contener otros paquetes. Es decir, podemos hacer subpaquetes de los paquetes, y subpaquetes de los subpaquetes, y así sucesivamente.</text:p>
      <text:p text:style-name="P13"/>
      <text:p text:style-name="P13">La Biblioteca de Clases de Java se organiza haciendo uso de esta jerarquía de paquetes. Así por ejemplo, si quiero acceder a la clase Date, tendré que importarla indicando su ruta completa, o sea, </text:p>
      <text:p text:style-name="P13">java.util.Date, así:</text:p>
      <text:p text:style-name="P13"/>
      <text:p text:style-name="P31">import java.util.Date;</text:p>
      <text:p text:style-name="P13"/>
      <text:p text:style-name="P14">Los paquetes más importantes que ofrece el lenguaje Java son: </text:p>
      <text:p text:style-name="P14"/>
      <text:list xml:id="list7600653680567146816" text:style-name="L1">
        <text:list-item>
          <text:p text:style-name="P36"><text:span text:style-name="T2">java.io</text:span>. Contiene las clases que gestionan la entrada y salida, ya sea para manipular ficheros, leer o escribir en pantalla, en memoria, etc. Este paquete contiene por ejemplo la clase BufferedReader que se utiliza para la entrada por teclado. </text:p>
        </text:list-item>
        <text:list-item>
          <text:p text:style-name="P36"><text:span text:style-name="T2">java.lang</text:span>. Contiene las clases básicas del lenguaje. Este paquete no es necesario importarlo, ya que es importado automáticamente por el entorno de ejecución. En este paquete se encuentra la clase Object, que sirve como raíz para la jerarquía de clases de Java, o la clase System que ya hemos utilizado en algunos ejemplos y que representa al sistema en el que se está ejecutando la aplicación. También podemos encontrar en este paquete las clases que "envuelven" los tipos primitivos de datos. Lo que proporciona una serie de métodos para cada tipo de dato de utilidad, como por ejemplo las conversiones de datos. </text:p>
        </text:list-item>
        <text:list-item>
          <text:p text:style-name="P36"><text:span text:style-name="T2">java.util</text:span>. Biblioteca de clases de utilidad general para el programador. Este paquete contiene por ejemplo la clase Scanner utilizada para la entrada por teclado de diferentes tipos de datos, la clase Date, para el tratamiento de fechas, etc. </text:p>
        </text:list-item>
        <text:list-item>
          <text:p text:style-name="P36"><text:span text:style-name="T2">java.math</text:span>. Contiene herramientas para manipulaciones matemáticas. </text:p>
        </text:list-item>
        <text:list-item>
          <text:p text:style-name="P36"><text:span text:style-name="T2">java.awt</text:span>. Incluye las clases relacionadas con la construcción de interfaces de usuario, es decir, las que nos permiten construir ventanas, cajas de texto, botones, etc. Algunas de las clases que podemos encontrar en este paquete son Button, TextField, Frame, Label, etc. </text:p>
        </text:list-item>
        <text:list-item>
          <text:p text:style-name="P36"><text:span text:style-name="T2">java.swing</text:span>. Contiene otro conjunto de clases para la construcción de interfaces avanzadas de usuario. Los componentes que se engloban dentro de este paquete se denominan componentes Swing, y suponen una alternativa mucho más potente que AWT para construir interfaces de usuario. </text:p>
        </text:list-item>
        <text:list-item>
          <text:p text:style-name="P36"><text:span text:style-name="T2">java.net</text:span>. Conjunto de clases para la programación en la red local e Internet. </text:p>
        </text:list-item>
        <text:list-item>
          <text:p text:style-name="P36"><text:span text:style-name="T2">java.sql</text:span>. Contiene las clases necesarias para programar el acceso a las bases de datos. </text:p>
        </text:list-item>
        <text:list-item>
          <text:p text:style-name="P36"><text:span text:style-name="T2">java.security</text:span>. Biblioteca de clases para implementar mecanismos de seguridad. </text:p>
        </text:list-item>
      </text:list>
      <text:p text:style-name="P15">Todas: http://www.oracle.com/technetwork/java/javase/documentation/api‐jsp‐136079.html </text:p>
      <text:h text:style-name="Heading_20_3" text:outline-level="3"><text:soft-page-break/>Entrada y salida básicos</text:h>
      <text:list xml:id="list6191629746380879771" text:style-name="L2">
        <text:list-item>
          <text:p text:style-name="P22"><text:span text:style-name="T2">System.in</text:span>. Entrada estándar: teclado. </text:p>
        </text:list-item>
        <text:list-item>
          <text:p text:style-name="P22"><text:span text:style-name="T2">System.out</text:span>. Salida estándar: pantalla. </text:p>
        </text:list-item>
        <text:list-item>
          <text:p text:style-name="P22"><text:span text:style-name="T2">System.err</text:span>. Salida de error estándar, se produce también por pantalla, pero se implementa como un fichero distinto al anterior para distinguir la salida normal del programa de los mensajes de error. Se utiliza para mostrar mensajes de error.</text:p>
        </text:list-item>
      </text:list>
      <text:p text:style-name="P17"/>
      <text:p text:style-name="P16">No se pueden crear objetos a partir de la clase System, sino que se utiliza directamente llamando a </text:p>
      <text:p text:style-name="P16">cualquiera de sus métodos.</text:p>
      <text:p text:style-name="P16"/>
      <text:p text:style-name="P19"><text:span text:style-name="T2">System.in</text:span> es un atributo de la clase System, que está dentro del paquete java.lang. Pero además es un objeto que debe ser instanciado. System.in es una instancia de una clase de java que se llama InputStream.</text:p>
      <text:p text:style-name="P19"/>
      <text:p text:style-name="P20">InputStream nos permite leer en bytes, desde teclado, un archivo o cualquier otro dispositivo de entrada. Con esta clase podemos utilizar por ejemplo el método read() que permite leer un byte de la entrada o skip(long n), que salta n bytes de la entrada. Pero lo que realmente nos interesa es poder leer texto o números, no bytes, para hacernos más cómoda la entrada de datos. Para ello se utilizan las clases: </text:p>
      <text:p text:style-name="P20"/>
      <text:list xml:id="list3308975821056506453" text:style-name="L3">
        <text:list-item>
          <text:p text:style-name="P23"><text:span text:style-name="T2">InputStreamReader</text:span>. Convierte los bytes leídos en caracteres. Particularmente, nos va a servir para convertir el objeto System.in en otro tipo de objeto que nos permita leer caracteres. </text:p>
        </text:list-item>
        <text:list-item>
          <text:p text:style-name="P24"><text:span text:style-name="T2">BufferedReader</text:span>. Lee hasta un fin de línea. Esta es la clase que nos interesa utilizar, pues tiene un método readLine() que nos va a permitir leer caracteres hasta el final de línea. </text:p>
        </text:list-item>
      </text:list>
      <text:p text:style-name="P21"/>
      <text:p text:style-name="P32">InputStreamReader isr = new InputStreamReader(System.in); </text:p>
      <text:p text:style-name="P32">BufferedReader br = new BufferedReader (isr);</text:p>
      <text:p text:style-name="P21"/>
      <text:p text:style-name="Standard">Sin embargo, seguimos necesitando hacer la conversión si queremos leer números. </text:p>
      <text:p text:style-name="Standard"/>
      <text:p text:style-name="P26">int numero = Integer.parseInt (br.readLine());</text:p>
      <text:p text:style-name="Standard"><text:line-break/>El kit de Desarrollo de Java, a partir de su versión 1.5, incorpora la clase java.util.Scanner, la cual permite leer tipos de datos String, int, long, etc., a través de la consola de la aplicación. </text:p>
      <text:p text:style-name="Standard">Por ejemplo para leer un tipo de datos entero por teclado sería: </text:p>
      <text:p text:style-name="Standard"/>
      <text:p text:style-name="P26">Scanner teclado = new Scanner (System.in); <text:line-break/>int i = teclado.nextInt (); </text:p>
      <text:p text:style-name="Standard"/>
      <text:p text:style-name="Standard">O bien esta otra instrucción para leer una línea completa, incluido texto, números o lo que sea: </text:p>
      <text:p text:style-name="Standard"/>
      <text:p text:style-name="P26">String cadena = teclado.nextLine();</text:p>
      <text:p text:style-name="Standard"/>
      <text:p text:style-name="Standard">La salida por pantalla en Java se hace con el objeto <text:span text:style-name="T2">System.out</text:span>. Este objeto es una instancia de la clase PrintStream del paquete java.lang. <text:span text:style-name="T3">Algunos de sus métodos son: print(), println(), printf().</text:span></text:p>
      <text:p text:style-name="Standard"/>
      <text:p text:style-name="Standard">Las órdenes print y println todas las variables que escriben las consideran como cadenas de texto sin formato, por ejemplo, no sería posible indicar que escriba un número decimal con dos cifras decimales o redondear las cifras, o escribir los puntos de los miles, por ejemplo. Para ello se utiliza la orden printf(). </text:p>
      <text:p text:style-name="Standard"/>
      <text:p text:style-name="Standard"><text:soft-page-break/>La orden printf() utiliza unos códigos de conversión para indicar si el contenido a mostrar de qué tipo es. Estos códigos se caracterizan porque llevan delante el símbolo %, algunos de ellos son: </text:p>
      <text:p text:style-name="Standard"/>
      <text:p text:style-name="Standard"><text:span text:style-name="T5">%c</text:span> <text:s/>Escribe un carácter. </text:p>
      <text:p text:style-name="Standard"><text:span text:style-name="T5">%s</text:span> <text:s/>Escribe una cadena de texto. </text:p>
      <text:p text:style-name="Standard"><text:span text:style-name="T5">%d</text:span> <text:s/>Escribe un entero. </text:p>
      <text:p text:style-name="Standard"><text:span text:style-name="T5">%f</text:span> <text:s/>Escribe un número en punto flotante. </text:p>
      <text:p text:style-name="Standard"><text:span text:style-name="T5">%e </text:span>Escribe un número en punto flotante en notación científica. </text:p>
      <text:p text:style-name="Standard"><text:line-break/>Por ejemplo, si queremos escribir el número float 12345.1684 con el punto de los miles y sólo dos cifras decimales la orden sería: </text:p>
      <text:p text:style-name="Standard"/>
      <text:p text:style-name="P25">System.out.printf("% ,.2f\n", 12345.1684);</text:p>
      <text:p text:style-name="Standard"/>
      <text:p text:style-name="Standard">Estas órdenes pueden utilizar las secuencias de escape que vimos en unidades anteriores, como "\n" para crear un salto de línea, "\t" para introducir un salto de tabulación en el texto, etc. </text:p>
      <text:p text:style-name="Standard"/>
      <text:p text:style-name="Standard">La salida de error está representada por el objeto <text:span text:style-name="T2">System.err</text:span>. Este objeto es también una instancia de la clase PrintStream, por lo que podemos utilizar los mismos métodos vistos anteriormente. </text:p>
      <text:p text:style-name="Standard"/>
      <text:p text:style-name="Standard"><text:span text:style-name="T7">E</text:span>n la consola de varios entornos integrados de desarrollo como NetBeans o Eclipse la salida de err se ve en un color difer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guerra </meta:initial-creator>
    <meta:creation-date>2014-06-30T17:21:39.928819791</meta:creation-date>
    <meta:generator>LibreOffice/4.2.4.2$Linux_X86_64 LibreOffice_project/420m0$Build-2</meta:generator>
    <dc:date>2014-08-11T02:47:18.046356224</dc:date>
    <dc:creator>javguerra </dc:creator>
    <meta:editing-duration>PT2H48M35S</meta:editing-duration>
    <meta:editing-cycles>38</meta:editing-cycles>
    <meta:document-statistic meta:table-count="0" meta:image-count="0" meta:object-count="0" meta:page-count="4" meta:paragraph-count="72" meta:word-count="1506" meta:character-count="9468" meta:non-whitespace-character-count="7993"/>
  </office:meta>
</office:document-meta>
</file>